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282cm" fo:margin-bottom="0.282cm" fo:line-height="100%" fo:text-align="justify" style:justify-single-word="false"/>
    </style:style>
    <style:style style:name="P2" style:family="paragraph" style:parent-style-name="Standard" style:master-page-name="Standard">
      <style:paragraph-properties fo:margin-top="0.282cm" fo:margin-bottom="0.282cm" fo:line-height="100%" fo:text-align="center" style:justify-single-word="false" style:page-number="auto"/>
    </style:style>
    <style:style style:name="P3" style:family="paragraph" style:parent-style-name="List_20_Paragraph">
      <style:paragraph-properties fo:margin-top="0.282cm" fo:margin-bottom="0.282cm" fo:line-height="100%" fo:text-align="center" style:justify-single-word="false"/>
    </style:style>
    <style:style style:name="P4" style:family="paragraph" style:parent-style-name="List_20_Paragraph" style:list-style-name="WWNum1">
      <style:paragraph-properties fo:margin-top="0.282cm" fo:margin-bottom="0.282cm" fo:line-height="100%" fo:text-align="center" style:justify-single-word="false"/>
    </style:style>
    <style:style style:name="P5" style:family="paragraph" style:parent-style-name="List_20_Paragraph">
      <style:paragraph-properties fo:margin-top="0.282cm" fo:margin-bottom="0.282cm" fo:line-height="100%" fo:text-align="justify" style:justify-single-word="false"/>
    </style:style>
    <style:style style:name="P6" style:family="paragraph" style:parent-style-name="List_20_Paragraph">
      <style:paragraph-properties fo:margin-top="0.282cm" fo:margin-bottom="0.282cm" fo:line-height="100%" fo:text-align="center" style:justify-single-word="false"/>
      <style:text-properties style:font-name="Times New Roman" fo:font-size="10pt" fo:language="en" fo:country="GB" style:font-size-asian="10pt" style:font-name-complex="Times New Roman1" style:font-size-complex="10pt"/>
    </style:style>
    <style:style style:name="P7" style:family="paragraph" style:parent-style-name="List_20_Paragraph">
      <style:paragraph-properties fo:margin-top="0.282cm" fo:margin-bottom="0.282cm" fo:line-height="100%" fo:text-align="center" style:justify-single-word="false"/>
      <style:text-properties style:font-name="Times New Roman" fo:font-size="12pt" fo:language="en" fo:country="US" fo:font-style="italic" style:font-size-asian="12pt" style:font-style-asian="italic" style:font-name-complex="Times New Roman1" style:font-size-complex="12pt"/>
    </style:style>
    <style:style style:name="P8" style:family="paragraph" style:parent-style-name="List_20_Paragraph">
      <style:paragraph-properties fo:margin-top="0.282cm" fo:margin-bottom="0.282cm" fo:line-height="100%" fo:text-align="justify" style:justify-single-word="false"/>
      <style:text-properties style:font-name="Times New Roman" fo:font-size="12pt" fo:language="en" fo:country="US" style:font-size-asian="12pt" style:font-name-complex="Times New Roman1" style:font-size-complex="12pt"/>
    </style:style>
    <style:style style:name="P9" style:family="paragraph" style:parent-style-name="List_20_Paragraph">
      <style:paragraph-properties fo:margin-left="1.27cm" fo:margin-right="0cm" fo:margin-top="0.282cm" fo:margin-bottom="0.282cm" fo:line-height="100%" fo:text-align="justify" style:justify-single-word="false" fo:text-indent="1.228cm" style:auto-text-indent="false"/>
    </style:style>
    <style:style style:name="T1" style:family="text">
      <style:text-properties style:font-name="Times New Roman" fo:font-size="12pt" fo:language="en" fo:country="GB" style:font-size-asian="12pt" style:font-name-complex="Times New Roman1" style:font-size-complex="12pt"/>
    </style:style>
    <style:style style:name="T2" style:family="text">
      <style:text-properties style:font-name="Times New Roman" fo:font-size="12pt" fo:language="en" fo:country="GB" fo:font-weight="bold" style:font-size-asian="12pt" style:font-weight-asian="bold" style:font-name-complex="Times New Roman1" style:font-size-complex="12pt"/>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language="en" fo:country="US" fo:font-style="italic" style:font-size-asian="12pt" style:font-style-asian="italic" style:font-name-complex="Times New Roman1" style:font-size-complex="12pt"/>
    </style:style>
    <style:style style:name="T5" style:family="text">
      <style:text-properties style:font-name="Times New Roman" fo:font-size="10pt" fo:language="en" fo:country="GB" fo:font-style="italic" style:font-size-asian="10pt" style:font-style-asian="italic" style:font-name-complex="Times New Roman1" style:font-size-complex="10pt"/>
    </style:style>
    <style:style style:name="T6" style:family="text">
      <style:text-properties style:font-name="Times New Roman" fo:font-size="10pt" fo:language="en" fo:country="US" fo:font-style="italic" style:font-size-asian="10pt" style:font-style-asian="italic" style:font-name-complex="Times New Roman1" style:font-size-complex="10pt"/>
    </style:style>
    <style:style style:name="T7" style:family="text">
      <style:text-properties style:text-position="super 58%" style:font-name="Times New Roman" fo:font-size="12pt" fo:language="en" fo:country="GB" style:font-size-asian="12pt" style:font-name-complex="Times New Roman1" style:font-size-complex="12pt"/>
    </style:style>
    <style:style style:name="T8" style:family="text">
      <style:text-properties style:text-position="super 58%" style:font-name="Times New Roman" fo:font-size="10pt" fo:language="en" fo:country="GB" fo:font-style="italic" style:font-size-asian="10pt" style:font-style-asian="italic" style:font-name-complex="Times New Roman1" style:font-size-complex="10pt"/>
    </style:style>
    <style:style style:name="T9" style:family="text">
      <style:text-properties fo:color="#666666" style:font-name="Times New Roman" fo:font-size="10pt" fo:language="en" fo:country="US" style:font-size-asian="10pt" style:font-name-complex="Times New Roman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Search for frame shift signals in bacterial genomes</text:span></text:p>
      <text:list xml:id="list2596557276020776368" text:style-name="WWNum1">
        <text:list-item>
          <text:p text:style-name="P4"><text:span text:style-name="T1">Petrov</text:span><text:span text:style-name="T7">1</text:span><text:span text:style-name="T1">, A. Milenkin</text:span><text:span text:style-name="T7">2</text:span><text:span text:style-name="T1">, I. Antonov</text:span><text:span text:style-name="T7">3</text:span></text:p>
        </text:list-item>
      </text:list>
      <text:p text:style-name="P6"/>
      <text:p text:style-name="P3"><text:span text:style-name="T8">1</text:span><text:span text:style-name="T5">Saint Petersburg State University, Universitetskaya emb 7-9, 199034, Saint</text:span></text:p>
      <text:p text:style-name="P3"><text:span text:style-name="T5">Petersburg, Russia</text:span></text:p>
      <text:p text:style-name="P3"><text:span text:style-name="T8">2</text:span><text:span text:style-name="T5">Moscow Institute of Physics and Technology, Institutskiy per. 9, Dolgoprudny, 141701, MoscowRegion, Russia</text:span></text:p>
      <text:p text:style-name="P3"><text:span text:style-name="T8">3</text:span><text:span text:style-name="T6">Institute of Bioengineering, Federal Research Centre Fundamentals of Biotechnology, Leninsky prosp</text:span><text:span text:style-name="T5">.</text:span><text:span text:style-name="T6"> 33- 2, 119071</text:span><text:span text:style-name="T9">, </text:span><text:span text:style-name="T6">Moscow, Russia</text:span></text:p>
      <text:p text:style-name="P7"/>
      <text:p text:style-name="P7"/>
      <text:p text:style-name="P5"><text:span text:style-name="T3">One of the substances necessary for the biosynthesis of chlorophyll and vitamin B12 are the enzymes Magnesium chelatase and Cobalt chelatase, consisting of three subunits and having similar functions. There are studies showing that in some organisms that synthesize vitamin B12, the cobalt chelatase contains a large cobalt chelatase subunit and two magnesium chelatase subunits. However, the genome of these organisms lacks a gene encoding the small subunits of Magnesium chelatase.</text:span></text:p>
      <text:p text:style-name="P9"><text:span text:style-name="T3">In this project, a database containing more than 1000 gen</text:span><text:span text:style-name="T1">om</text:span><text:span text:style-name="T3">es of various bacteria containing genes of Magnesium chelatase was analyzed. Among these organisms, more than 100 signal sequences have been identified, with the help of which the reading frame is shifted and the subsequent synthesis of both the medium and the small subunit of Magnesium chelatase from only one gene of the medium subunit. This is possible due to the similar structure of the part of the middle subunit and the small subunit of Magnesium chelatase.</text:span></text:p>
      <text:p text:style-name="P9"><text:span text:style-name="T3">As part of the project, frame shift signals were retrieved from the database, multiple alignments were constructed for them in order to find common subsequences and specific codons responsible for the frame shift. The research revealed the most active appearance of programmed shifts in proteobacteria of the genus </text:span><text:span text:style-name="T4">Pseudomonas</text:span><text:span text:style-name="T3">.</text:span></text:p>
      <text:p text:style-name="P5"><text:span text:style-name="T3">The corresponding secondary structure was predicted for each bacterial genus separately.</text:span></text:p>
      <text:p text:style-name="P9"><text:span text:style-name="T3">Also, for the convenience of searching for genomes containing chelatase genes and analyzing the corresponding frame shift signals, attempts were made to create a convenient web interface of the existing database. The developed visualization is much more useful than just a table, because in order to make it easier to say in which biochemical pathway the key gene of the `chlD` project will take part - it is necessary to refine the entire database interface in order to have options for visualizing gene locations.</text:span></text:p>
      <text:p text:style-name="P8"/>
      <text:p text:style-name="P8"/>
      <text:p text:style-name="P8"/>
      <text:p text:style-name="P8"><text:bookmark text:name="Bookmark"/></text:p>
      <text:p text:style-name="P8"/>
      <text:p text:style-name="P8"><text:soft-page-break/></text:p>
      <text:p text:style-name="P8"/>
      <text:p text:style-name="P8"/>
      <text:p text:style-name="P8"/>
      <text:p text:style-name="P8"/>
      <text:p text:style-name="P8"/>
      <text:p text:style-name="P8"/>
      <text:p text:style-name="P8"/>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ksandr Petrov</meta:initial-creator>
    <meta:editing-cycles>5</meta:editing-cycles>
    <meta:creation-date>2020-12-17T12:37:00</meta:creation-date>
    <dc:date>2020-12-20T16:13:46.05</dc:date>
    <meta:editing-duration>PT1M27S</meta:editing-duration>
    <meta:generator>OpenOffice/4.1.7$Win32 OpenOffice.org_project/417m1$Build-9800</meta:generator>
    <meta:document-statistic meta:table-count="0" meta:image-count="0" meta:object-count="0" meta:page-count="2" meta:paragraph-count="11" meta:word-count="355" meta:character-count="23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